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t-Store_timediff_by_nam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rine Color</text:p>
          </table:table-cell>
          <table:table-cell office:value-type="float" office:value="3.3498" calcext:value-type="float">
            <text:p>3.349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A1-Blood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1c Percent-Blood</text:p>
          </table:table-cell>
          <table:table-cell office:value-type="float" office:value="6.8898" calcext:value-type="float">
            <text:p>6.8898</text:p>
          </table:table-cell>
          <table:table-cell office:value-type="float" office:value="23.95" calcext:value-type="float">
            <text:p>23.95</text:p>
          </table:table-cell>
          <table:table-cell office:value-type="float" office:value="0.05" calcext:value-type="float">
            <text:p>0.05</text:p>
          </table:table-cell>
          <table:table-cell office:value-type="float" office:value="5.0167" calcext:value-type="float">
            <text:p>5.0167</text:p>
          </table:table-cell>
        </table:table-row>
        <table:table-row table:style-name="ro1">
          <table:table-cell office:value-type="string" calcext:value-type="string">
            <text:p>Potassium-Pleural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Total-Pleural</text:p>
          </table:table-cell>
          <table:table-cell office:value-type="float" office:value="6.8716" calcext:value-type="float">
            <text:p>6.871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0333" calcext:value-type="float">
            <text:p>0.0333</text:p>
          </table:table-cell>
          <table:table-cell office:value-type="float" office:value="6.6667" calcext:value-type="float">
            <text:p>6.6667</text:p>
          </table:table-cell>
        </table:table-row>
        <table:table-row table:style-name="ro1">
          <table:table-cell office:value-type="string" calcext:value-type="string">
            <text:p>Neutrophil abs-Blood</text:p>
          </table:table-cell>
          <table:table-cell office:value-type="float" office:value="2.089" calcext:value-type="float">
            <text:p>2.08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0333" calcext:value-type="float">
            <text:p>0.033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Glucose-serum</text:p>
          </table:table-cell>
          <table:table-cell office:value-type="float" office:value="1.2742" calcext:value-type="float">
            <text:p>1.2742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entilator-Blood</text:p>
          </table:table-cell>
          <table:table-cell office:value-type="float" office:value="0.0336" calcext:value-type="float">
            <text:p>0.0336</text:p>
          </table:table-cell>
          <table:table-cell office:value-type="float" office:value="23.0333" calcext:value-type="float">
            <text:p>23.033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Lymphocyte Percent-Blood</text:p>
          </table:table-cell>
          <table:table-cell office:value-type="float" office:value="10.4792" calcext:value-type="float">
            <text:p>10.4792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.05" calcext:value-type="float">
            <text:p>0.05</text:p>
          </table:table-cell>
          <table:table-cell office:value-type="float" office:value="9.1833" calcext:value-type="float">
            <text:p>9.1833</text:p>
          </table:table-cell>
        </table:table-row>
        <table:table-row table:style-name="ro1">
          <table:table-cell office:value-type="string" calcext:value-type="string">
            <text:p>Creatinine-Pleural</text:p>
          </table:table-cell>
          <table:table-cell office:value-type="float" office:value="2.8303" calcext:value-type="float">
            <text:p>2.8303</text:p>
          </table:table-cell>
          <table:table-cell office:value-type="float" office:value="21.6167" calcext:value-type="float">
            <text:p>21.6167</text:p>
          </table:table-cell>
          <table:table-cell office:value-type="float" office:value="0.7333" calcext:value-type="float">
            <text:p>0.7333</text:p>
          </table:table-cell>
          <table:table-cell office:value-type="float" office:value="2.2083" calcext:value-type="float">
            <text:p>2.2083</text:p>
          </table:table-cell>
        </table:table-row>
        <table:table-row table:style-name="ro1">
          <table:table-cell office:value-type="string" calcext:value-type="string">
            <text:p>Potassium-serum</text:p>
          </table:table-cell>
          <table:table-cell office:value-type="float" office:value="1.2302" calcext:value-type="float">
            <text:p>1.2302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mylase-Pleural</text:p>
          </table:table-cell>
          <table:table-cell office:value-type="float" office:value="2.8748" calcext:value-type="float">
            <text:p>2.8748</text:p>
          </table:table-cell>
          <table:table-cell office:value-type="float" office:value="21.6167" calcext:value-type="float">
            <text:p>21.6167</text:p>
          </table:table-cell>
          <table:table-cell office:value-type="float" office:value="0.3833" calcext:value-type="float">
            <text:p>0.3833</text:p>
          </table:table-cell>
          <table:table-cell office:value-type="float" office:value="2.1667" calcext:value-type="float">
            <text:p>2.1667</text:p>
          </table:table-cell>
        </table:table-row>
        <table:table-row table:style-name="ro1">
          <table:table-cell office:value-type="string" calcext:value-type="string">
            <text:p>Factor VII-Blood</text:p>
          </table:table-cell>
          <table:table-cell office:value-type="float" office:value="10.869" calcext:value-type="float">
            <text:p>10.869</text:p>
          </table:table-cell>
          <table:table-cell office:value-type="float" office:value="23.7167" calcext:value-type="float">
            <text:p>23.7167</text:p>
          </table:table-cell>
          <table:table-cell office:value-type="float" office:value="0.1833" calcext:value-type="float">
            <text:p>0.1833</text:p>
          </table:table-cell>
          <table:table-cell office:value-type="float" office:value="9.2333" calcext:value-type="float">
            <text:p>9.2333</text:p>
          </table:table-cell>
        </table:table-row>
        <table:table-row table:style-name="ro1">
          <table:table-cell office:value-type="string" calcext:value-type="string">
            <text:p>IgE-Blood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BC-Blood</text:p>
          </table:table-cell>
          <table:table-cell office:value-type="float" office:value="0.7958" calcext:value-type="float">
            <text:p>0.7958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0.6333" calcext:value-type="float">
            <text:p>0.6333</text:p>
          </table:table-cell>
        </table:table-row>
        <table:table-row table:style-name="ro1">
          <table:table-cell office:value-type="string" calcext:value-type="string">
            <text:p>Chloride-Blood</text:p>
          </table:table-cell>
          <table:table-cell office:value-type="float" office:value="1.1984" calcext:value-type="float">
            <text:p>1.1984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0833" calcext:value-type="float">
            <text:p>1.0833</text:p>
          </table:table-cell>
        </table:table-row>
        <table:table-row table:style-name="ro1">
          <table:table-cell office:value-type="string" calcext:value-type="string">
            <text:p>Thrombin-Blood</text:p>
          </table:table-cell>
          <table:table-cell office:value-type="float" office:value="8.5453" calcext:value-type="float">
            <text:p>8.5453</text:p>
          </table:table-cell>
          <table:table-cell office:value-type="float" office:value="23.95" calcext:value-type="float">
            <text:p>23.95</text:p>
          </table:table-cell>
          <table:table-cell office:value-type="float" office:value="0.3167" calcext:value-type="float">
            <text:p>0.3167</text:p>
          </table:table-cell>
          <table:table-cell office:value-type="float" office:value="5.6917" calcext:value-type="float">
            <text:p>5.6917</text:p>
          </table:table-cell>
        </table:table-row>
        <table:table-row table:style-name="ro1">
          <table:table-cell office:value-type="string" calcext:value-type="string">
            <text:p>Sodium-serum</text:p>
          </table:table-cell>
          <table:table-cell office:value-type="float" office:value="1.2444" calcext:value-type="float">
            <text:p>1.2444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Basophils-Blood</text:p>
          </table:table-cell>
          <table:table-cell office:value-type="float" office:value="2.0887" calcext:value-type="float">
            <text:p>2.088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0333" calcext:value-type="float">
            <text:p>0.033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Bilirubin Direct-Blood</text:p>
          </table:table-cell>
          <table:table-cell office:value-type="float" office:value="3.5663" calcext:value-type="float">
            <text:p>3.566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1" calcext:value-type="float">
            <text:p>0.1</text:p>
          </table:table-cell>
          <table:table-cell office:value-type="float" office:value="1.7833" calcext:value-type="float">
            <text:p>1.783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9011" calcext:value-type="float">
            <text:p>0.9011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Uric Acid-Blood</text:p>
          </table:table-cell>
          <table:table-cell office:value-type="float" office:value="2.1036" calcext:value-type="float">
            <text:p>2.1036</text:p>
          </table:table-cell>
          <table:table-cell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  <table:table-cell office:value-type="float" office:value="1.3167" calcext:value-type="float">
            <text:p>1.3167</text:p>
          </table:table-cell>
        </table:table-row>
        <table:table-row table:style-name="ro1">
          <table:table-cell office:value-type="string" calcext:value-type="string">
            <text:p>GCS_Motor</text:p>
          </table:table-cell>
          <table:table-cell office:value-type="float" office:value="3.6484" calcext:value-type="float">
            <text:p>3.6484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667" calcext:value-type="float">
            <text:p>0.7667</text:p>
          </table:table-cell>
        </table:table-row>
        <table:table-row table:style-name="ro1">
          <table:table-cell office:value-type="string" calcext:value-type="string">
            <text:p>Bilirubin Indirect-Blood</text:p>
          </table:table-cell>
          <table:table-cell office:value-type="float" office:value="3.6067" calcext:value-type="float">
            <text:p>3.606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1" calcext:value-type="float">
            <text:p>0.1</text:p>
          </table:table-cell>
          <table:table-cell office:value-type="float" office:value="1.7667" calcext:value-type="float">
            <text:p>1.7667</text:p>
          </table:table-cell>
        </table:table-row>
        <table:table-row table:style-name="ro1">
          <table:table-cell office:value-type="string" calcext:value-type="string">
            <text:p>PH-arterial</text:p>
          </table:table-cell>
          <table:table-cell office:value-type="float" office:value="0.0679" calcext:value-type="float">
            <text:p>0.0679</text:p>
          </table:table-cell>
          <table:table-cell office:value-type="float" office:value="23.8667" calcext:value-type="float">
            <text:p>23.86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ase Excess-Blood</text:p>
          </table:table-cell>
          <table:table-cell office:value-type="float" office:value="0.0628" calcext:value-type="float">
            <text:p>0.0628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raden-Mob</text:p>
          </table:table-cell>
          <table:table-cell office:value-type="float" office:value="3.3106" calcext:value-type="float">
            <text:p>3.310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actor X-Blood</text:p>
          </table:table-cell>
          <table:table-cell office:value-type="float" office:value="11.9128" calcext:value-type="float">
            <text:p>11.9128</text:p>
          </table:table-cell>
          <table:table-cell office:value-type="float" office:value="23.7833" calcext:value-type="float">
            <text:p>23.7833</text:p>
          </table:table-cell>
          <table:table-cell office:value-type="float" office:value="0.1" calcext:value-type="float">
            <text:p>0.1</text:p>
          </table:table-cell>
          <table:table-cell office:value-type="float" office:value="11.675" calcext:value-type="float">
            <text:p>11.675</text:p>
          </table:table-cell>
        </table:table-row>
        <table:table-row table:style-name="ro1">
          <table:table-cell office:value-type="string" calcext:value-type="string">
            <text:p>SaO2</text:p>
          </table:table-cell>
          <table:table-cell office:value-type="float" office:value="0.0903" calcext:value-type="float">
            <text:p>0.090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office:value-type="float" office:value="1.0254" calcext:value-type="float">
            <text:p>1.0254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otassium-Blood</text:p>
          </table:table-cell>
          <table:table-cell office:value-type="float" office:value="0.9332" calcext:value-type="float">
            <text:p>0.9332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Creatinine-Blood</text:p>
          </table:table-cell>
          <table:table-cell office:value-type="float" office:value="1.3093" calcext:value-type="float">
            <text:p>1.3093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CK-MB Index-Blood</text:p>
          </table:table-cell>
          <table:table-cell office:value-type="float" office:value="2.2332" calcext:value-type="float">
            <text:p>2.2332</text:p>
          </table:table-cell>
          <table:table-cell office:value-type="float" office:value="23.9167" calcext:value-type="float">
            <text:p>23.9167</text:p>
          </table:table-cell>
          <table:table-cell office:value-type="float" office:value="0.3167" calcext:value-type="float">
            <text:p>0.3167</text:p>
          </table:table-cell>
          <table:table-cell office:value-type="float" office:value="1.6167" calcext:value-type="float">
            <text:p>1.6167</text:p>
          </table:table-cell>
        </table:table-row>
        <table:table-row table:style-name="ro1">
          <table:table-cell office:value-type="string" calcext:value-type="string">
            <text:p>Sodium-Blood</text:p>
          </table:table-cell>
          <table:table-cell office:value-type="float" office:value="1.1119" calcext:value-type="float">
            <text:p>1.111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1.0667" calcext:value-type="float">
            <text:p>1.0667</text:p>
          </table:table-cell>
        </table:table-row>
        <table:table-row table:style-name="ro1">
          <table:table-cell office:value-type="string" calcext:value-type="string">
            <text:p>Platelet abs-Blood</text:p>
          </table:table-cell>
          <table:table-cell office:value-type="float" office:value="0.7898" calcext:value-type="float">
            <text:p>0.7898</text:p>
          </table:table-cell>
          <table:table-cell office:value-type="float" office:value="23.8833" calcext:value-type="float">
            <text:p>23.8833</text:p>
          </table:table-cell>
          <table:table-cell office:value-type="float" office:value="0" calcext:value-type="float">
            <text:p>0</text:p>
          </table:table-cell>
          <table:table-cell office:value-type="float" office:value="0.6333" calcext:value-type="float">
            <text:p>0.6333</text:p>
          </table:table-cell>
        </table:table-row>
        <table:table-row table:style-name="ro1">
          <table:table-cell office:value-type="string" calcext:value-type="string">
            <text:p>Calcium Free-Blood</text:p>
          </table:table-cell>
          <table:table-cell office:value-type="float" office:value="0.0758" calcext:value-type="float">
            <text:p>0.0758</text:p>
          </table:table-cell>
          <table:table-cell office:value-type="float" office:value="23.8333" calcext:value-type="float">
            <text:p>23.83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Intubated-Blood</text:p>
          </table:table-cell>
          <table:table-cell office:value-type="float" office:value="0.0343" calcext:value-type="float">
            <text:p>0.0343</text:p>
          </table:table-cell>
          <table:table-cell office:value-type="float" office:value="23.0333" calcext:value-type="float">
            <text:p>23.033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Bilirubin Total-Blood</text:p>
          </table:table-cell>
          <table:table-cell office:value-type="float" office:value="1.8889" calcext:value-type="float">
            <text:p>1.888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1.2333" calcext:value-type="float">
            <text:p>1.2333</text:p>
          </table:table-cell>
        </table:table-row>
        <table:table-row table:style-name="ro1">
          <table:table-cell office:value-type="string" calcext:value-type="string">
            <text:p>Hemoglobin-Blood</text:p>
          </table:table-cell>
          <table:table-cell office:value-type="float" office:value="0.6893" calcext:value-type="float">
            <text:p>0.689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1">
          <table:table-cell office:value-type="string" calcext:value-type="string">
            <text:p>O2ctnt-Blood</text:p>
          </table:table-cell>
          <table:table-cell office:value-type="float" office:value="0.0362" calcext:value-type="float">
            <text:p>0.0362</text:p>
          </table:table-cell>
          <table:table-cell office:value-type="float" office:value="23.0333" calcext:value-type="float">
            <text:p>23.033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Braden-Sense</text:p>
          </table:table-cell>
          <table:table-cell office:value-type="float" office:value="3.3117" calcext:value-type="float">
            <text:p>3.311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Pdia</text:p>
          </table:table-cell>
          <table:table-cell office:value-type="float" office:value="0.7956" calcext:value-type="float">
            <text:p>0.795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.0259" calcext:value-type="float">
            <text:p>1.0259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gG-Pleural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O2-Blood</text:p>
          </table:table-cell>
          <table:table-cell office:value-type="float" office:value="0.0629" calcext:value-type="float">
            <text:p>0.0629</text:p>
          </table:table-cell>
          <table:table-cell office:value-type="float" office:value="23.85" calcext:value-type="float">
            <text:p>23.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.0939" calcext:value-type="float">
            <text:p>1.093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ematocrit-serum</text:p>
          </table:table-cell>
          <table:table-cell office:value-type="float" office:value="0.717" calcext:value-type="float">
            <text:p>0.71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actate-Blood</text:p>
          </table:table-cell>
          <table:table-cell office:value-type="float" office:value="0.0837" calcext:value-type="float">
            <text:p>0.0837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Factor V-Blood</text:p>
          </table:table-cell>
          <table:table-cell office:value-type="float" office:value="11.7371" calcext:value-type="float">
            <text:p>11.7371</text:p>
          </table:table-cell>
          <table:table-cell office:value-type="float" office:value="23.8833" calcext:value-type="float">
            <text:p>23.8833</text:p>
          </table:table-cell>
          <table:table-cell office:value-type="float" office:value="0.3333" calcext:value-type="float">
            <text:p>0.3333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Sodium-Pleural</text:p>
          </table:table-cell>
          <table:table-cell office:value-type="float" office:value="1.731" calcext:value-type="float">
            <text:p>1.731</text:p>
          </table:table-cell>
          <table:table-cell office:value-type="float" office:value="3.4667" calcext:value-type="float">
            <text:p>3.4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ea Nitrogen-Blood</text:p>
          </table:table-cell>
          <table:table-cell office:value-type="float" office:value="1.2958" calcext:value-type="float">
            <text:p>1.2958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1.236" calcext:value-type="float">
            <text:p>1.236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Creatine Kinase-Blood</text:p>
          </table:table-cell>
          <table:table-cell office:value-type="float" office:value="2.2837" calcext:value-type="float">
            <text:p>2.2837</text:p>
          </table:table-cell>
          <table:table-cell office:value-type="float" office:value="23.95" calcext:value-type="float">
            <text:p>23.95</text:p>
          </table:table-cell>
          <table:table-cell office:value-type="float" office:value="0" calcext:value-type="float">
            <text:p>0</text:p>
          </table:table-cell>
          <table:table-cell office:value-type="float" office:value="1.3667" calcext:value-type="float">
            <text:p>1.3667</text:p>
          </table:table-cell>
        </table:table-row>
        <table:table-row table:style-name="ro1">
          <table:table-cell office:value-type="string" calcext:value-type="string">
            <text:p>CRP</text:p>
          </table:table-cell>
          <table:table-cell office:value-type="float" office:value="5.3574" calcext:value-type="float">
            <text:p>5.3574</text:p>
          </table:table-cell>
          <table:table-cell office:value-type="float" office:value="23.85" calcext:value-type="float">
            <text:p>23.85</text:p>
          </table:table-cell>
          <table:table-cell office:value-type="float" office:value="0.5667" calcext:value-type="float">
            <text:p>0.5667</text:p>
          </table:table-cell>
          <table:table-cell office:value-type="float" office:value="3.2333" calcext:value-type="float">
            <text:p>3.2333</text:p>
          </table:table-cell>
        </table:table-row>
        <table:table-row table:style-name="ro1">
          <table:table-cell office:value-type="string" calcext:value-type="string">
            <text:p>Glucose-Blood</text:p>
          </table:table-cell>
          <table:table-cell office:value-type="float" office:value="2.9104" calcext:value-type="float">
            <text:p>2.9104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CS-Verbal</text:p>
          </table:table-cell>
          <table:table-cell office:value-type="float" office:value="3.6468" calcext:value-type="float">
            <text:p>3.646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667" calcext:value-type="float">
            <text:p>0.7667</text:p>
          </table:table-cell>
        </table:table-row>
        <table:table-row table:style-name="ro1">
          <table:table-cell office:value-type="string" calcext:value-type="string">
            <text:p>Hematocrit-Pleural</text:p>
          </table:table-cell>
          <table:table-cell office:value-type="float" office:value="2.283" calcext:value-type="float">
            <text:p>2.283</text:p>
          </table:table-cell>
          <table:table-cell office:value-type="float" office:value="23.55" calcext:value-type="float">
            <text:p>23.55</text:p>
          </table:table-cell>
          <table:table-cell office:value-type="float" office:value="0.2" calcext:value-type="float">
            <text:p>0.2</text:p>
          </table:table-cell>
          <table:table-cell office:value-type="float" office:value="1.5333" calcext:value-type="float">
            <text:p>1.5333</text:p>
          </table:table-cell>
        </table:table-row>
        <table:table-row table:style-name="ro1">
          <table:table-cell office:value-type="string" calcext:value-type="string">
            <text:p>Lymphocyte abs-Pleural</text:p>
          </table:table-cell>
          <table:table-cell office:value-type="float" office:value="3.3856" calcext:value-type="float">
            <text:p>3.3856</text:p>
          </table:table-cell>
          <table:table-cell office:value-type="float" office:value="23.5333" calcext:value-type="float">
            <text:p>23.5333</text:p>
          </table:table-cell>
          <table:table-cell office:value-type="float" office:value="0.6333" calcext:value-type="float">
            <text:p>0.6333</text:p>
          </table:table-cell>
          <table:table-cell office:value-type="float" office:value="2.8833" calcext:value-type="float">
            <text:p>2.8833</text:p>
          </table:table-cell>
        </table:table-row>
        <table:table-row table:style-name="ro1">
          <table:table-cell office:value-type="string" calcext:value-type="string">
            <text:p>Atypical Lymphocytes-Pleural</text:p>
          </table:table-cell>
          <table:table-cell office:value-type="float" office:value="3.9393" calcext:value-type="float">
            <text:p>3.9393</text:p>
          </table:table-cell>
          <table:table-cell office:value-type="float" office:value="23.2333" calcext:value-type="float">
            <text:p>23.2333</text:p>
          </table:table-cell>
          <table:table-cell office:value-type="float" office:value="0.7667" calcext:value-type="float">
            <text:p>0.7667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NBPmean</text:p>
          </table:table-cell>
          <table:table-cell office:value-type="float" office:value="0.8768" calcext:value-type="float">
            <text:p>0.876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string" calcext:value-type="string">
            <text:p>Braden-Fric</text:p>
          </table:table-cell>
          <table:table-cell office:value-type="float" office:value="3.3113" calcext:value-type="float">
            <text:p>3.311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O2-Blood</text:p>
          </table:table-cell>
          <table:table-cell office:value-type="float" office:value="0.063" calcext:value-type="float">
            <text:p>0.063</text:p>
          </table:table-cell>
          <table:table-cell office:value-type="float" office:value="23.85" calcext:value-type="float">
            <text:p>23.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ilirubin Total-Pleural</text:p>
          </table:table-cell>
          <table:table-cell office:value-type="float" office:value="3.132" calcext:value-type="float">
            <text:p>3.132</text:p>
          </table:table-cell>
          <table:table-cell office:value-type="float" office:value="17.05" calcext:value-type="float">
            <text:p>17.05</text:p>
          </table:table-cell>
          <table:table-cell office:value-type="float" office:value="0.6167" calcext:value-type="float">
            <text:p>0.6167</text:p>
          </table:table-cell>
          <table:table-cell office:value-type="float" office:value="1.6833" calcext:value-type="float">
            <text:p>1.6833</text:p>
          </table:table-cell>
        </table:table-row>
        <table:table-row table:style-name="ro1">
          <table:table-cell office:value-type="string" calcext:value-type="string">
            <text:p>Temp Site</text:p>
          </table:table-cell>
          <table:table-cell office:value-type="float" office:value="3.6956" calcext:value-type="float">
            <text:p>3.695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667" calcext:value-type="float">
            <text:p>0.5667</text:p>
          </table:table-cell>
        </table:table-row>
        <table:table-row table:style-name="ro1">
          <table:table-cell office:value-type="string" calcext:value-type="string">
            <text:p>Ventilator Rate-Blood</text:p>
          </table:table-cell>
          <table:table-cell office:value-type="float" office:value="0.0368" calcext:value-type="float">
            <text:p>0.0368</text:p>
          </table:table-cell>
          <table:table-cell office:value-type="float" office:value="23.0333" calcext:value-type="float">
            <text:p>23.033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IgM-Blood</text:p>
          </table:table-cell>
          <table:table-cell office:value-type="float" office:value="8.7623" calcext:value-type="float">
            <text:p>8.7623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.1" calcext:value-type="float">
            <text:p>0.1</text:p>
          </table:table-cell>
          <table:table-cell office:value-type="float" office:value="8.0833" calcext:value-type="float">
            <text:p>8.0833</text:p>
          </table:table-cell>
        </table:table-row>
        <table:table-row table:style-name="ro1">
          <table:table-cell office:value-type="string" calcext:value-type="string">
            <text:p>Albumin-Blood</text:p>
          </table:table-cell>
          <table:table-cell office:value-type="float" office:value="2.181" calcext:value-type="float">
            <text:p>2.181</text:p>
          </table:table-cell>
          <table:table-cell office:value-type="float" office:value="23.8833" calcext:value-type="float">
            <text:p>23.8833</text:p>
          </table:table-cell>
          <table:table-cell office:value-type="float" office:value="0" calcext:value-type="float">
            <text:p>0</text:p>
          </table:table-cell>
          <table:table-cell office:value-type="float" office:value="1.2667" calcext:value-type="float">
            <text:p>1.2667</text:p>
          </table:table-cell>
        </table:table-row>
        <table:table-row table:style-name="ro1">
          <table:table-cell office:value-type="string" calcext:value-type="string">
            <text:p>ALT-Blood</text:p>
          </table:table-cell>
          <table:table-cell office:value-type="float" office:value="1.8695" calcext:value-type="float">
            <text:p>1.8695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BPsys</text:p>
          </table:table-cell>
          <table:table-cell office:value-type="float" office:value="1.0766" calcext:value-type="float">
            <text:p>1.0766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string" calcext:value-type="string">
            <text:p>PTT</text:p>
          </table:table-cell>
          <table:table-cell office:value-type="float" office:value="1.0271" calcext:value-type="float">
            <text:p>1.0271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CS-Eye</text:p>
          </table:table-cell>
          <table:table-cell office:value-type="float" office:value="3.6433" calcext:value-type="float">
            <text:p>3.643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667" calcext:value-type="float">
            <text:p>0.7667</text:p>
          </table:table-cell>
        </table:table-row>
        <table:table-row table:style-name="ro1">
          <table:table-cell office:value-type="string" calcext:value-type="string">
            <text:p>Braden-Nut</text:p>
          </table:table-cell>
          <table:table-cell office:value-type="float" office:value="3.31" calcext:value-type="float">
            <text:p>3.31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hloride-Pleura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O2-Blood</text:p>
          </table:table-cell>
          <table:table-cell office:value-type="float" office:value="0.072" calcext:value-type="float">
            <text:p>0.072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hloride-serum</text:p>
          </table:table-cell>
          <table:table-cell office:value-type="float" office:value="1.2266" calcext:value-type="float">
            <text:p>1.2266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Factor IX-Blood</text:p>
          </table:table-cell>
          <table:table-cell office:value-type="float" office:value="10.3671" calcext:value-type="float">
            <text:p>10.3671</text:p>
          </table:table-cell>
          <table:table-cell office:value-type="float" office:value="21.95" calcext:value-type="float">
            <text:p>21.95</text:p>
          </table:table-cell>
          <table:table-cell office:value-type="float" office:value="0.7333" calcext:value-type="float">
            <text:p>0.7333</text:p>
          </table:table-cell>
          <table:table-cell office:value-type="float" office:value="9.2167" calcext:value-type="float">
            <text:p>9.2167</text:p>
          </table:table-cell>
        </table:table-row>
        <table:table-row table:style-name="ro1">
          <table:table-cell office:value-type="string" calcext:value-type="string">
            <text:p>Factor XIII-Blood</text:p>
          </table:table-cell>
          <table:table-cell office:value-type="float" office:value="11.9282" calcext:value-type="float">
            <text:p>11.9282</text:p>
          </table:table-cell>
          <table:table-cell office:value-type="float" office:value="22.8333" calcext:value-type="float">
            <text:p>22.8333</text:p>
          </table:table-cell>
          <table:table-cell office:value-type="float" office:value="2.9" calcext:value-type="float">
            <text:p>2.9</text:p>
          </table:table-cell>
          <table:table-cell office:value-type="float" office:value="14.5833" calcext:value-type="float">
            <text:p>14.5833</text:p>
          </table:table-cell>
        </table:table-row>
        <table:table-row table:style-name="ro1">
          <table:table-cell office:value-type="string" calcext:value-type="string">
            <text:p>IgA-Blood</text:p>
          </table:table-cell>
          <table:table-cell office:value-type="float" office:value="8.7594" calcext:value-type="float">
            <text:p>8.7594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.0833" calcext:value-type="float">
            <text:p>0.0833</text:p>
          </table:table-cell>
          <table:table-cell office:value-type="float" office:value="8.0833" calcext:value-type="float">
            <text:p>8.0833</text:p>
          </table:table-cell>
        </table:table-row>
        <table:table-row table:style-name="ro1">
          <table:table-cell office:value-type="string" calcext:value-type="string">
            <text:p>Albumin-Pleural</text:p>
          </table:table-cell>
          <table:table-cell office:value-type="float" office:value="2.8824" calcext:value-type="float">
            <text:p>2.8824</text:p>
          </table:table-cell>
          <table:table-cell office:value-type="float" office:value="23.6833" calcext:value-type="float">
            <text:p>23.6833</text:p>
          </table:table-cell>
          <table:table-cell office:value-type="float" office:value="0.2167" calcext:value-type="float">
            <text:p>0.2167</text:p>
          </table:table-cell>
          <table:table-cell office:value-type="float" office:value="2.1833" calcext:value-type="float">
            <text:p>2.1833</text:p>
          </table:table-cell>
        </table:table-row>
        <table:table-row table:style-name="ro1">
          <table:table-cell office:value-type="string" calcext:value-type="string">
            <text:p>Monos-Blood</text:p>
          </table:table-cell>
          <table:table-cell office:value-type="float" office:value="2.003" calcext:value-type="float">
            <text:p>2.00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H-venous</text:p>
          </table:table-cell>
          <table:table-cell office:value-type="float" office:value="0.0816" calcext:value-type="float">
            <text:p>0.0816</text:p>
          </table:table-cell>
          <table:table-cell office:value-type="float" office:value="23.95" calcext:value-type="float">
            <text:p>23.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reatinine-serum</text:p>
          </table:table-cell>
          <table:table-cell office:value-type="float" office:value="1.2381" calcext:value-type="float">
            <text:p>1.2381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HCO3-Pleural</text:p>
          </table:table-cell>
          <table:table-cell office:value-type="float" office:value="4.21" calcext:value-type="float">
            <text:p>4.21</text:p>
          </table:table-cell>
          <table:table-cell office:value-type="float" office:value="17.05" calcext:value-type="float">
            <text:p>17.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ium Total-Blood</text:p>
          </table:table-cell>
          <table:table-cell office:value-type="float" office:value="1.3097" calcext:value-type="float">
            <text:p>1.3097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RBC-Blood</text:p>
          </table:table-cell>
          <table:table-cell office:value-type="float" office:value="0.7872" calcext:value-type="float">
            <text:p>0.7872</text:p>
          </table:table-cell>
          <table:table-cell office:value-type="float" office:value="23.8667" calcext:value-type="float">
            <text:p>23.8667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Cholesterol HDL-Blood</text:p>
          </table:table-cell>
          <table:table-cell office:value-type="float" office:value="7.5253" calcext:value-type="float">
            <text:p>7.5253</text:p>
          </table:table-cell>
          <table:table-cell office:value-type="float" office:value="23.7" calcext:value-type="float">
            <text:p>23.7</text:p>
          </table:table-cell>
          <table:table-cell office:value-type="float" office:value="0.1667" calcext:value-type="float">
            <text:p>0.1667</text:p>
          </table:table-cell>
          <table:table-cell office:value-type="float" office:value="7.5167" calcext:value-type="float">
            <text:p>7.5167</text:p>
          </table:table-cell>
        </table:table-row>
        <table:table-row table:style-name="ro1">
          <table:table-cell office:value-type="string" calcext:value-type="string">
            <text:p>Factor XI-Blood</text:p>
          </table:table-cell>
          <table:table-cell office:value-type="float" office:value="7.1467" calcext:value-type="float">
            <text:p>7.1467</text:p>
          </table:table-cell>
          <table:table-cell office:value-type="float" office:value="18.9833" calcext:value-type="float">
            <text:p>18.9833</text:p>
          </table:table-cell>
          <table:table-cell office:value-type="float" office:value="1.2667" calcext:value-type="float">
            <text:p>1.266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ABPmean</text:p>
          </table:table-cell>
          <table:table-cell office:value-type="float" office:value="0.7916" calcext:value-type="float">
            <text:p>0.791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Blasts-Blood</text:p>
          </table:table-cell>
          <table:table-cell office:value-type="float" office:value="3.889" calcext:value-type="float">
            <text:p>3.88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0667" calcext:value-type="float">
            <text:p>0.0667</text:p>
          </table:table-cell>
          <table:table-cell office:value-type="float" office:value="2.7333" calcext:value-type="float">
            <text:p>2.7333</text:p>
          </table:table-cell>
        </table:table-row>
        <table:table-row table:style-name="ro1">
          <table:table-cell office:value-type="string" calcext:value-type="string">
            <text:p>HCO3-serum</text:p>
          </table:table-cell>
          <table:table-cell office:value-type="float" office:value="1.2372" calcext:value-type="float">
            <text:p>1.2372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CO2 Total-Blood</text:p>
          </table:table-cell>
          <table:table-cell office:value-type="float" office:value="0.0599" calcext:value-type="float">
            <text:p>0.0599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Factor II-Blood</text:p>
          </table:table-cell>
          <table:table-cell office:value-type="float" office:value="11.3432" calcext:value-type="float">
            <text:p>11.3432</text:p>
          </table:table-cell>
          <table:table-cell office:value-type="float" office:value="23.7833" calcext:value-type="float">
            <text:p>23.7833</text:p>
          </table:table-cell>
          <table:table-cell office:value-type="float" office:value="0.5167" calcext:value-type="float">
            <text:p>0.5167</text:p>
          </table:table-cell>
          <table:table-cell office:value-type="float" office:value="10.2167" calcext:value-type="float">
            <text:p>10.2167</text:p>
          </table:table-cell>
        </table:table-row>
        <table:table-row table:style-name="ro1">
          <table:table-cell office:value-type="string" calcext:value-type="string">
            <text:p>Hematocrit-Blood</text:p>
          </table:table-cell>
          <table:table-cell office:value-type="float" office:value="0.6492" calcext:value-type="float">
            <text:p>0.6492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rea Nitrogen-Pleural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iO2</text:p>
          </table:table-cell>
          <table:table-cell office:value-type="float" office:value="3.6528" calcext:value-type="float">
            <text:p>3.652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asophils-Pleural</text:p>
          </table:table-cell>
          <table:table-cell office:value-type="float" office:value="3.9476" calcext:value-type="float">
            <text:p>3.9476</text:p>
          </table:table-cell>
          <table:table-cell office:value-type="float" office:value="21.3167" calcext:value-type="float">
            <text:p>21.3167</text:p>
          </table:table-cell>
          <table:table-cell office:value-type="float" office:value="1.4333" calcext:value-type="float">
            <text:p>1.4333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Braden-Act</text:p>
          </table:table-cell>
          <table:table-cell office:value-type="float" office:value="3.3129" calcext:value-type="float">
            <text:p>3.312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pecific Gravity-Urine</text:p>
          </table:table-cell>
          <table:table-cell office:value-type="float" office:value="1.391" calcext:value-type="float">
            <text:p>1.391</text:p>
          </table:table-cell>
          <table:table-cell office:value-type="float" office:value="23.75" calcext:value-type="float">
            <text:p>23.75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9333" calcext:value-type="float">
            <text:p>0.9333</text:p>
          </table:table-cell>
        </table:table-row>
        <table:table-row table:style-name="ro1">
          <table:table-cell office:value-type="string" calcext:value-type="string">
            <text:p>Blasts-Pleural</text:p>
          </table:table-cell>
          <table:table-cell office:value-type="float" office:value="13.9033" calcext:value-type="float">
            <text:p>13.9033</text:p>
          </table:table-cell>
          <table:table-cell office:value-type="float" office:value="19.55" calcext:value-type="float">
            <text:p>19.55</text:p>
          </table:table-cell>
          <table:table-cell office:value-type="float" office:value="3.7667" calcext:value-type="float">
            <text:p>3.7667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Alkaline Phosphatase-Blood</text:p>
          </table:table-cell>
          <table:table-cell office:value-type="float" office:value="1.8386" calcext:value-type="float">
            <text:p>1.8386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.0333" calcext:value-type="float">
            <text:p>0.0333</text:p>
          </table:table-cell>
          <table:table-cell office:value-type="float" office:value="1.2167" calcext:value-type="float">
            <text:p>1.2167</text:p>
          </table:table-cell>
        </table:table-row>
        <table:table-row table:style-name="ro1">
          <table:table-cell office:value-type="string" calcext:value-type="string">
            <text:p>Uric Acid-Pleural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CO3-Blood</text:p>
          </table:table-cell>
          <table:table-cell office:value-type="float" office:value="0.1254" calcext:value-type="float">
            <text:p>0.1254</text:p>
          </table:table-cell>
          <table:table-cell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3.8289" calcext:value-type="float">
            <text:p>3.828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1">
          <table:table-cell office:value-type="string" calcext:value-type="string">
            <text:p>ABPsys</text:p>
          </table:table-cell>
          <table:table-cell office:value-type="float" office:value="0.7959" calcext:value-type="float">
            <text:p>0.795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osinophils-Blood</text:p>
          </table:table-cell>
          <table:table-cell office:value-type="float" office:value="2.0897" calcext:value-type="float">
            <text:p>2.089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0333" calcext:value-type="float">
            <text:p>0.033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ymphocyte abs-Blood</text:p>
          </table:table-cell>
          <table:table-cell office:value-type="float" office:value="2.1094" calcext:value-type="float">
            <text:p>2.1094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0333" calcext:value-type="float">
            <text:p>0.0333</text:p>
          </table:table-cell>
          <table:table-cell office:value-type="float" office:value="1.1167" calcext:value-type="float">
            <text:p>1.1167</text:p>
          </table:table-cell>
        </table:table-row>
        <table:table-row table:style-name="ro1">
          <table:table-cell office:value-type="string" calcext:value-type="string">
            <text:p>Factor VIII-Blood</text:p>
          </table:table-cell>
          <table:table-cell office:value-type="float" office:value="7.4912" calcext:value-type="float">
            <text:p>7.4912</text:p>
          </table:table-cell>
          <table:table-cell office:value-type="float" office:value="23.8167" calcext:value-type="float">
            <text:p>23.8167</text:p>
          </table:table-cell>
          <table:table-cell office:value-type="float" office:value="0.25" calcext:value-type="float">
            <text:p>0.2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IgG-Blood</text:p>
          </table:table-cell>
          <table:table-cell office:value-type="float" office:value="8.3558" calcext:value-type="float">
            <text:p>8.3558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.0833" calcext:value-type="float">
            <text:p>0.0833</text:p>
          </table:table-cell>
          <table:table-cell office:value-type="float" office:value="7.7833" calcext:value-type="float">
            <text:p>7.7833</text:p>
          </table:table-cell>
        </table:table-row>
        <table:table-row table:style-name="ro1">
          <table:table-cell office:value-type="string" calcext:value-type="string">
            <text:p>Eosinophils-Pleural</text:p>
          </table:table-cell>
          <table:table-cell office:value-type="float" office:value="3.4487" calcext:value-type="float">
            <text:p>3.4487</text:p>
          </table:table-cell>
          <table:table-cell office:value-type="float" office:value="23.2333" calcext:value-type="float">
            <text:p>23.2333</text:p>
          </table:table-cell>
          <table:table-cell office:value-type="float" office:value="1.1" calcext:value-type="float">
            <text:p>1.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BPdia</text:p>
          </table:table-cell>
          <table:table-cell office:value-type="float" office:value="0.8867" calcext:value-type="float">
            <text:p>0.886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string" calcext:value-type="string">
            <text:p>pH-Blood</text:p>
          </table:table-cell>
          <table:table-cell office:value-type="float" office:value="0.0602" calcext:value-type="float">
            <text:p>0.0602</text:p>
          </table:table-cell>
          <table:table-cell office:value-type="float" office:value="23.9167" calcext:value-type="float">
            <text:p>23.91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hosphate-Blood</text:p>
          </table:table-cell>
          <table:table-cell office:value-type="float" office:value="1.3177" calcext:value-type="float">
            <text:p>1.3177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Ferritin-Blood</text:p>
          </table:table-cell>
          <table:table-cell office:value-type="float" office:value="7.8302" calcext:value-type="float">
            <text:p>7.8302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.1167" calcext:value-type="float">
            <text:p>0.1167</text:p>
          </table:table-cell>
          <table:table-cell office:value-type="float" office:value="7.7833" calcext:value-type="float">
            <text:p>7.7833</text:p>
          </table:table-cell>
        </table:table-row>
        <table:table-row table:style-name="ro1">
          <table:table-cell office:value-type="string" calcext:value-type="string">
            <text:p>Cholesterol Total-Blood</text:p>
          </table:table-cell>
          <table:table-cell office:value-type="float" office:value="7.4566" calcext:value-type="float">
            <text:p>7.4566</text:p>
          </table:table-cell>
          <table:table-cell office:value-type="float" office:value="23.95" calcext:value-type="float">
            <text:p>23.95</text:p>
          </table:table-cell>
          <table:table-cell office:value-type="float" office:value="0.3667" calcext:value-type="float">
            <text:p>0.3667</text:p>
          </table:table-cell>
          <table:table-cell office:value-type="float" office:value="7.4833" calcext:value-type="float">
            <text:p>7.4833</text:p>
          </table:table-cell>
        </table:table-row>
        <table:table-row table:style-name="ro1">
          <table:table-cell office:value-type="string" calcext:value-type="string">
            <text:p>Glucose-Pleural</text:p>
          </table:table-cell>
          <table:table-cell office:value-type="float" office:value="2.7093" calcext:value-type="float">
            <text:p>2.7093</text:p>
          </table:table-cell>
          <table:table-cell office:value-type="float" office:value="23.6833" calcext:value-type="float">
            <text:p>23.6833</text:p>
          </table:table-cell>
          <table:table-cell office:value-type="float" office:value="0.2167" calcext:value-type="float">
            <text:p>0.2167</text:p>
          </table:table-cell>
          <table:table-cell office:value-type="float" office:value="2.0833" calcext:value-type="float">
            <text:p>2.0833</text:p>
          </table:table-cell>
        </table:table-row>
        <table:table-row table:style-name="ro1">
          <table:table-cell office:value-type="string" calcext:value-type="string">
            <text:p>Cholesterol Ratio-Blood</text:p>
          </table:table-cell>
          <table:table-cell office:value-type="float" office:value="7.5835" calcext:value-type="float">
            <text:p>7.5835</text:p>
          </table:table-cell>
          <table:table-cell office:value-type="float" office:value="23.7" calcext:value-type="float">
            <text:p>23.7</text:p>
          </table:table-cell>
          <table:table-cell office:value-type="float" office:value="0.1667" calcext:value-type="float">
            <text:p>0.1667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D-Dimer-Blood</text:p>
          </table:table-cell>
          <table:table-cell office:value-type="float" office:value="2.3455" calcext:value-type="float">
            <text:p>2.3455</text:p>
          </table:table-cell>
          <table:table-cell office:value-type="float" office:value="18.8667" calcext:value-type="float">
            <text:p>18.8667</text:p>
          </table:table-cell>
          <table:table-cell office:value-type="float" office:value="0.2" calcext:value-type="float">
            <text:p>0.2</text:p>
          </table:table-cell>
          <table:table-cell office:value-type="float" office:value="1.8333" calcext:value-type="float">
            <text:p>1.8333</text:p>
          </table:table-cell>
        </table:table-row>
        <table:table-row table:style-name="ro1">
          <table:table-cell office:value-type="string" calcext:value-type="string">
            <text:p>Braden-Moist</text:p>
          </table:table-cell>
          <table:table-cell office:value-type="float" office:value="3.3113" calcext:value-type="float">
            <text:p>3.311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ST-Blood</text:p>
          </table:table-cell>
          <table:table-cell office:value-type="float" office:value="1.8644" calcext:value-type="float">
            <text:p>1.8644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INR-Blood</text:p>
          </table:table-cell>
          <table:table-cell office:value-type="float" office:value="1.0922" calcext:value-type="float">
            <text:p>1.0922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Factor XII-Blood</text:p>
          </table:table-cell>
          <table:table-cell office:value-type="float" office:value="7.1714" calcext:value-type="float">
            <text:p>7.1714</text:p>
          </table:table-cell>
          <table:table-cell office:value-type="float" office:value="10.5333" calcext:value-type="float">
            <text:p>10.5333</text:p>
          </table:table-cell>
          <table:table-cell office:value-type="float" office:value="3.3833" calcext:value-type="float">
            <text:p>3.3833</text:p>
          </table:table-cell>
          <table:table-cell office:value-type="float" office:value="7.5167" calcext:value-type="float">
            <text:p>7.5167</text:p>
          </table:table-cell>
        </table:table-row>
        <table:table-row table:style-name="ro1">
          <table:table-cell office:value-type="string" calcext:value-type="string">
            <text:p>Cholesterol LDL-Blood</text:p>
          </table:table-cell>
          <table:table-cell office:value-type="float" office:value="7.5813" calcext:value-type="float">
            <text:p>7.5813</text:p>
          </table:table-cell>
          <table:table-cell office:value-type="float" office:value="23.8167" calcext:value-type="float">
            <text:p>23.8167</text:p>
          </table:table-cell>
          <table:table-cell office:value-type="float" office:value="0.1" calcext:value-type="float">
            <text:p>0.1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LD-Blood</text:p>
          </table:table-cell>
          <table:table-cell office:value-type="float" office:value="2.1308" calcext:value-type="float">
            <text:p>2.130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.0333" calcext:value-type="float">
            <text:p>0.033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RBC-Pleural</text:p>
          </table:table-cell>
          <table:table-cell office:value-type="float" office:value="1.9922" calcext:value-type="float">
            <text:p>1.9922</text:p>
          </table:table-cell>
          <table:table-cell office:value-type="float" office:value="23.2667" calcext:value-type="float">
            <text:p>23.2667</text:p>
          </table:table-cell>
          <table:table-cell office:value-type="float" office:value="0.1833" calcext:value-type="float">
            <text:p>0.1833</text:p>
          </table:table-cell>
          <table:table-cell office:value-type="float" office:value="1.4833" calcext:value-type="float">
            <text:p>1.4833</text:p>
          </table:table-cell>
        </table:table-row>
        <table:table-row table:style-name="ro1">
          <table:table-cell office:value-type="string" calcext:value-type="string">
            <text:p>SpO2</text:p>
          </table:table-cell>
          <table:table-cell office:value-type="float" office:value="0.9239" calcext:value-type="float">
            <text:p>0.923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3833" calcext:value-type="float">
            <text:p>0.3833</text:p>
          </table:table-cell>
        </table:table-row>
        <table:table-row table:style-name="ro1">
          <table:table-cell office:value-type="string" calcext:value-type="string">
            <text:p>LD-Pleural</text:p>
          </table:table-cell>
          <table:table-cell office:value-type="float" office:value="2.714" calcext:value-type="float">
            <text:p>2.714</text:p>
          </table:table-cell>
          <table:table-cell office:value-type="float" office:value="23.6833" calcext:value-type="float">
            <text:p>23.6833</text:p>
          </table:table-cell>
          <table:table-cell office:value-type="float" office:value="0.2167" calcext:value-type="float">
            <text:p>0.2167</text:p>
          </table:table-cell>
          <table:table-cell office:value-type="float" office:value="2.0667" calcext:value-type="float">
            <text:p>2.0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5T20:31:45.420077645</dc:date>
    <meta:editing-duration>PT1M7S</meta:editing-duration>
    <meta:editing-cycles>1</meta:editing-cycles>
    <meta:document-statistic meta:table-count="1" meta:cell-count="635" meta:object-count="0"/>
  </office:meta>
</office:document-meta>
</file>